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889in" style:rel-column-width="9355*"/>
    </style:style>
    <style:style style:name="Table1.B" style:family="table-column">
      <style:table-column-properties style:column-width="0.9896in" style:rel-column-width="9362*"/>
    </style:style>
    <style:style style:name="Table1.D" style:family="table-column">
      <style:table-column-properties style:column-width="0.4597in" style:rel-column-width="4349*"/>
    </style:style>
    <style:style style:name="Table1.E" style:family="table-column">
      <style:table-column-properties style:column-width="1.2729in" style:rel-column-width="12042*"/>
    </style:style>
    <style:style style:name="Table1.F" style:family="table-column">
      <style:table-column-properties style:column-width="1.2354in" style:rel-column-width="11687*"/>
    </style:style>
    <style:style style:name="Table1.G" style:family="table-column">
      <style:table-column-properties style:column-width="0.9917in" style:rel-column-width="9385*"/>
    </style:style>
    <style:style style:name="Table1.A1" style:family="table-cell">
      <style:table-cell-properties fo:padding="0in" fo:border="none"/>
    </style:style>
    <style:style style:name="P1" style:family="paragraph" style:parent-style-name="Standard">
      <style:text-properties style:font-name="Helvetica Neue"/>
    </style:style>
    <style:style style:name="P2" style:family="paragraph" style:parent-style-name="Standard">
      <style:text-properties style:font-name="Helvetica Neue" fo:font-weight="bold" style:font-weight-asian="bold" style:font-weight-complex="bold"/>
    </style:style>
    <style:style style:name="P3" style:family="paragraph" style:parent-style-name="Standard">
      <style:text-properties style:font-name="Helvetica Neue" fo:font-size="10pt" style:font-size-asian="10pt" style:font-size-complex="10pt"/>
    </style:style>
    <style:style style:name="P4" style:family="paragraph" style:parent-style-name="Standard">
      <style:text-properties fo:color="#333333" style:font-name="Helvetica Neue"/>
    </style:style>
    <style:style style:name="P5" style:family="paragraph" style:parent-style-name="Standard">
      <style:text-properties fo:color="#333333" style:font-name="Helvetica Neue" fo:font-size="10pt" style:font-size-asian="10pt" style:font-size-complex="10pt"/>
    </style:style>
    <style:style style:name="P6"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text-properties fo:color="#333333" style:font-name="Helvetica Neue" fo:font-size="10pt" fo:font-weight="bold" style:font-size-asian="10pt" style:font-weight-asian="bold" style:font-size-complex="10pt" style:font-weight-complex="bold"/>
    </style:style>
    <style:style style:name="P8" style:family="paragraph" style:parent-style-name="Standard">
      <style:text-properties fo:color="#999999" style:font-name="Helvetica Neue" fo:font-size="10pt" fo:font-weight="bold" style:font-size-asian="10pt" style:font-weight-asian="bold" style:font-size-complex="10pt" style:font-weight-complex="bold"/>
    </style:style>
    <style:style style:name="P9" style:family="paragraph" style:parent-style-name="Standard">
      <style:text-properties fo:color="#999999" style:font-name="Helvetica Neue" fo:font-size="10pt" style:font-size-asian="10pt" style:font-size-complex="10pt"/>
    </style:style>
    <style:style style:name="P10" style:family="paragraph" style:parent-style-name="Text_20_body">
      <style:text-properties fo:color="#333333" style:font-name="Helvetica Neue" fo:font-size="10pt" style:font-size-asian="10pt" style:font-size-complex="10pt"/>
    </style:style>
    <style:style style:name="P11" style:family="paragraph" style:parent-style-name="Standard">
      <style:paragraph-properties fo:margin-top="0.2402in" fo:margin-bottom="0.0598in" fo:line-height="0.2in"/>
      <style:text-properties fo:color="#999999" style:font-name="Helvetica Neue" fo:font-size="10pt" fo:font-weight="bold" style:font-size-asian="10pt" style:font-weight-asian="bold" style:font-size-complex="10pt" style:font-weight-complex="bold"/>
    </style:style>
    <style:style style:name="P12" style:family="paragraph" style:parent-style-name="Table_20_Contents">
      <style:text-properties style:font-name="Helvetica Neue" fo:font-size="10pt" style:font-size-asian="10pt" style:font-size-complex="10pt"/>
    </style:style>
    <style:style style:name="P13" style:family="paragraph" style:parent-style-name="Text_20_body">
      <style:paragraph-properties fo:padding="0.0193in" fo:border="0.0008in solid #d9d9e3"/>
      <style:text-properties style:font-name="Helvetica Neue" fo:font-size="14pt" fo:font-weight="bold" style:font-size-asian="14pt" style:font-weight-asian="bold" style:font-size-complex="14pt" style:font-weight-complex="bold"/>
    </style:style>
    <style:style style:name="P14" style:family="paragraph" style:parent-style-name="Text_20_body" style:list-style-name="L1">
      <style:text-properties fo:color="#333333" style:font-name="Helvetica Neue" fo:font-size="10pt" style:font-size-asian="10pt" style:font-size-complex="10pt"/>
    </style:style>
    <style:style style:name="P15" style:family="paragraph" style:parent-style-name="Text_20_body" style:list-style-name="L2">
      <style:text-properties fo:color="#333333" style:font-name="Helvetica Neue" fo:font-size="10pt" style:font-size-asian="10pt" style:font-size-complex="10pt"/>
    </style:style>
    <style:style style:name="P16" style:family="paragraph" style:parent-style-name="Text_20_body" style:list-style-name="L3">
      <style:text-properties fo:color="#333333" style:font-name="Helvetica Neue" fo:font-size="10pt" style:font-size-asian="10pt" style:font-size-complex="10pt"/>
    </style:style>
    <style:style style:name="P17" style:family="paragraph" style:parent-style-name="Text_20_body" style:list-style-name="L4">
      <style:text-properties fo:color="#333333" style:font-name="Helvetica Neue" fo:font-size="10pt" style:font-size-asian="10pt" style:font-size-complex="10pt"/>
    </style:style>
    <style:style style:name="P18" style:family="paragraph" style:parent-style-name="Text_20_body" style:list-style-name="L5">
      <style:text-properties fo:color="#333333" style:font-name="Helvetica Neue" fo:font-size="10pt" style:font-size-asian="10pt" style:font-size-complex="10pt"/>
    </style:style>
    <style:style style:name="P19" style:family="paragraph" style:parent-style-name="Text_20_body" style:list-style-name="L6">
      <style:text-properties fo:color="#333333" style:font-name="Helvetica Neue" fo:font-size="10pt" style:font-size-asian="10pt" style:font-size-complex="10pt"/>
    </style:style>
    <style:style style:name="P20" style:family="paragraph" style:parent-style-name="Text_20_body" style:list-style-name="L6">
      <style:text-properties fo:font-variant="normal" fo:text-transform="none" fo:color="#333333" style:font-name="S hne" fo:font-size="10pt" fo:letter-spacing="normal" fo:font-style="normal" fo:font-weight="normal" style:font-size-asian="10pt" style:font-size-complex="10pt"/>
    </style:style>
    <style:style style:name="P21" style:family="paragraph" style:parent-style-name="Text_20_body" style:list-style-name="L6">
      <style:text-properties fo:font-variant="normal" fo:text-transform="none" fo:color="#333333" style:text-line-through-style="none" style:font-name="S hne" fo:font-size="10pt" fo:letter-spacing="normal" fo:font-style="normal" style:text-underline-style="none" fo:font-weight="normal" style:text-blinking="false" fo:background-color="transparent" style:font-size-asian="10pt" style:font-size-complex="10pt"/>
    </style:style>
    <style:style style:name="P22" style:family="paragraph" style:parent-style-name="Text_20_body" style:list-style-name="L6">
      <style:text-properties fo:font-variant="normal" fo:text-transform="none" fo:color="#333333" style:text-line-through-style="none" style:font-name="Arial1" fo:font-size="10pt" fo:letter-spacing="normal" fo:font-style="normal" style:text-underline-style="none" fo:font-weight="normal" style:text-blinking="false" fo:background-color="transparent" style:font-size-asian="10pt" style:font-size-complex="10pt"/>
    </style:style>
    <style:style style:name="P23" style:family="paragraph" style:parent-style-name="Standard">
      <style:text-properties fo:color="#333333" style:font-name="Helvetica Neue"/>
    </style:style>
    <style:style style:name="P24" style:family="paragraph" style:parent-style-name="Standard">
      <style:text-properties fo:color="#333333" style:font-name="Helvetica Neue" fo:font-size="10pt" style:font-size-asian="10pt" style:font-size-complex="10pt"/>
    </style:style>
    <style:style style:name="P25" style:family="paragraph" style:parent-style-name="Standard">
      <style:text-properties style:font-name="Helvetica Neue" fo:font-weight="bold" style:font-weight-asian="bold" style:font-weight-complex="bold"/>
    </style:style>
    <style:style style:name="P26" style:family="paragraph" style:parent-style-name="Standard">
      <style:text-properties fo:color="#999999" style:font-name="Helvetica Neue" fo:font-size="10pt" fo:font-weight="bold" style:font-size-asian="10pt" style:font-weight-asian="bold" style:font-size-complex="10pt" style:font-weight-complex="bold"/>
    </style:style>
    <style:style style:name="T1" style:family="text">
      <style:text-properties fo:color="#333333"/>
    </style:style>
    <style:style style:name="T2" style:family="text">
      <style:text-properties fo:color="#33333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variant="normal" fo:text-transform="none" fo:letter-spacing="normal" fo:font-style="normal" fo:font-weight="normal" style:font-style-asian="normal" style:font-style-complex="normal"/>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ames Thompson</text:p>
      <text:p text:style-name="P7">Sr. User Experience Designer</text:p>
      <text:p text:style-name="P3"><text:span text:style-name="T1">Austin, TX |</text:span> <text:a xlink:type="simple" xlink:href="https://qbi11y.github.io/portfolio/" text:style-name="Internet_20_link" text:visited-style-name="Visited_20_Internet_20_Link">https://qbi11y.github.io/portfolio/</text:a> | <text:a xlink:type="simple" xlink:href="mailto:thompsonjamesquillan@gmail.com" text:style-name="Internet_20_link" text:visited-style-name="Visited_20_Internet_20_Link">thompsonjamesquillan@gmail.com</text:a></text:p>
      <text:p text:style-name="P1"/>
      <text:p text:style-name="P10"><text:span text:style-name="Emphasis"><text:span text:style-name="T4">Results-driven Sr. User Experiencer Designer with 12+ years of design experience and a proven track record of driving design strategy in dynamic environments. Expertise in user experience design, prototyping, and collaborative problem-solving. Passionate about leveraging design and technology to create compelling user-centric solutions.</text:span></text:span></text:p>
      <text:p text:style-name="P11">Technical Skills <text:s text:c="61"/>Design Skills</text:p>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table-cell table:style-name="Table1.A1" office:value-type="string">
            <text:p text:style-name="P12">React.js</text:p>
          </table:table-cell>
          <table:table-cell table:style-name="Table1.A1" office:value-type="string">
            <text:p text:style-name="P12">Node.js</text:p>
          </table:table-cell>
          <table:table-cell table:style-name="Table1.A1" office:value-type="string">
            <text:p text:style-name="P12">Python</text:p>
          </table:table-cell>
          <table:table-cell table:style-name="Table1.A1" office:value-type="string">
            <text:p text:style-name="P12"/>
          </table:table-cell>
          <table:table-cell table:style-name="Table1.A1" office:value-type="string">
            <text:p text:style-name="P12">UX Design</text:p>
          </table:table-cell>
          <table:table-cell table:style-name="Table1.A1" office:value-type="string">
            <text:p text:style-name="P12">Design Thinking</text:p>
          </table:table-cell>
          <table:table-cell table:style-name="Table1.A1" office:value-type="string">
            <text:p text:style-name="P12">Figma/Sketch</text:p>
          </table:table-cell>
        </table:table-row>
        <table:table-row>
          <table:table-cell table:style-name="Table1.A1" office:value-type="string">
            <text:p text:style-name="P12">SQL</text:p>
          </table:table-cell>
          <table:table-cell table:style-name="Table1.A1" office:value-type="string">
            <text:p text:style-name="P12">Shell scripting</text:p>
          </table:table-cell>
          <table:table-cell table:style-name="Table1.A1" office:value-type="string">
            <text:p text:style-name="P12">CSS</text:p>
          </table:table-cell>
          <table:table-cell table:style-name="Table1.A1" office:value-type="string">
            <text:p text:style-name="P12"/>
          </table:table-cell>
          <table:table-cell table:style-name="Table1.A1" office:value-type="string">
            <text:p text:style-name="P12">Creative Cloud</text:p>
          </table: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12">AI/ML</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
      <text:p text:style-name="P1"/>
      <text:p text:style-name="P8"/>
      <text:p text:style-name="P8">Work Experience</text:p>
      <text:p text:style-name="P8"/>
      <text:p text:style-name="P2">IBM</text:p>
      <text:p text:style-name="P5"><text:span text:style-name="T3">Sr. Design Technologist</text:span> | Sep 2019 – May 2023</text:p>
      <text:p text:style-name="P4"/>
      <text:list xml:id="list3897725084655798202" text:style-name="L6">
        <text:list-item>
          <text:p text:style-name="P19">Collaborated with design and engineering executives leading to the identification and implementation of 3 product opportunities that helped drive AI further into IBM products.</text:p>
        </text:list-item>
        <text:list-item>
          <text:p text:style-name="P21">Designed and developed an interactive component playground that enabled designers and developers to quickly visualize how the components relate to each other within an actual layout involving motion.</text:p>
        </text:list-item>
        <text:list-item>
          <text:p text:style-name="P19">Wire framed and coded React prototypes to communicate designs to users and executive leadership that led to focused initiatives, funding and resources</text:p>
        </text:list-item>
        <text:list-item>
          <text:p text:style-name="P22">Identified gap in tooling and created a utility that would allow front end devs to implement predictive models in prototypes within in minutes instead of spending weeks understanding the ML learning curve.</text:p>
        </text:list-item>
        <text:list-item>
          <text:p text:style-name="P19"><text:span text:style-name="T5">Helped support and contributed multiple components to internal design system that reduced development time by days and weeks.</text:span><text:span text:style-name="T3"><text:line-break/></text:span></text:p>
        </text:list-item>
      </text:list>
      <text:p text:style-name="P2">IBM</text:p>
      <text:p text:style-name="P5"><text:span text:style-name="T3">Lead UX Designer</text:span> | Nov 2016 – Sep 2019</text:p>
      <text:p text:style-name="P4"/>
      <text:list xml:id="list1819879357" text:continue-numbering="true" text:style-name="L6">
        <text:list-item>
          <text:p text:style-name="P19">Lead design effort to redesign VM purchase and configuration workflow, leading to ~20% increase in conversion rates.</text:p>
        </text:list-item>
        <text:list-item>
          <text:p text:style-name="P19">Used React prototypes to enhance and communicate designs to engineering team resulting in reduction in development time by weeks.</text:p>
        </text:list-item>
        <text:list-item>
          <text:p text:style-name="P19">Engaged with design executives to use knowledge of cloud space to influence and set design strategy across multiple products.</text:p>
        </text:list-item>
        <text:list-item>
          <text:p text:style-name="P19">Facilitated design thinking workshops that helped design teams understand the problem space and develop user profiles.</text:p>
        </text:list-item>
        <text:list-item>
          <text:p text:style-name="P20">Observing designers working with outdated design components, I created a CLI utility. Once installed, this tool ensured that designers always had the latest design components, preventing presentations from being derailed by mentions of outdated elements and maintaining focus on the task at hand.</text:p>
        </text:list-item>
      </text:list>
      <text:p text:style-name="P1"/>
      <text:p text:style-name="P2"><text:soft-page-break/>Gravitant</text:p>
      <text:p text:style-name="P5"><text:span text:style-name="T3">Design Manager</text:span> | Aug 2014-Nov 2016</text:p>
      <text:p text:style-name="P5"/>
      <text:list xml:id="list4753697785927831416" text:style-name="L2">
        <text:list-item>
          <text:p text:style-name="P15">Spearheaded team that designed and developed platform that resulted in customers to reducing budget overruns by ~30% (Platform was crown jewel in acquisition)</text:p>
        </text:list-item>
        <text:list-item>
          <text:p text:style-name="P15">Engaged with executives and architects to build a cloud brokerage platform user experience strategy</text:p>
        </text:list-item>
        <text:list-item>
          <text:p text:style-name="P15">Created full-stack responsive interactive wireframe prototypes the helped the sales team close deals</text:p>
        </text:list-item>
        <text:list-item>
          <text:p text:style-name="P15">Created scenarios used to generate compelling cloud brokerage use cases</text:p>
        </text:list-item>
        <text:list-item>
          <text:p text:style-name="P15">Engaged with architects and developers to implement proper front-end technologies and a reusable component library</text:p>
        </text:list-item>
      </text:list>
      <text:p text:style-name="P1"/>
      <text:p text:style-name="P2"/>
      <text:p text:style-name="P2">RxNetwork</text:p>
      <text:p text:style-name="P5"><text:span text:style-name="T3">Lead User Experience Designer</text:span> | Feb 2014 – July 2014</text:p>
      <text:p text:style-name="P5"/>
      <text:list xml:id="list4265888568183923308" text:style-name="L3">
        <text:list-item>
          <text:p text:style-name="P16">Design healthcare-focused mobile and web applications </text:p>
        </text:list-item>
        <text:list-item>
          <text:p text:style-name="P16">Execute and evangelize design strategy</text:p>
        </text:list-item>
        <text:list-item>
          <text:p text:style-name="P16">Create scenarios used to generate compelling use cases</text:p>
        </text:list-item>
        <text:list-item>
          <text:p text:style-name="P16">Engage with executives to ensure designs provide value to users and address business cases</text:p>
        </text:list-item>
        <text:list-item>
          <text:p text:style-name="P16">Engage with the development team to ensure accurate design implementation</text:p>
        </text:list-item>
      </text:list>
      <text:p text:style-name="P1"/>
      <text:p text:style-name="P2">Dell</text:p>
      <text:p text:style-name="P5"><text:span text:style-name="T3">Principal Product Designer</text:span> | Aug 2011 – Feb 2014</text:p>
      <text:p text:style-name="P5"/>
      <text:list xml:id="list247785575283626279" text:style-name="L4">
        <text:list-item>
          <text:p text:style-name="P17">Designed compelling user interfaces for converged infrastructure management software </text:p>
        </text:list-item>
        <text:list-item>
          <text:p text:style-name="P17">Created functional prototypes, wireframes, click-throughs, and mockups</text:p>
        </text:list-item>
        <text:list-item>
          <text:p text:style-name="P17">Participated in user research efforts to gain a better understanding of users to ensure the delivery of optimal user experience</text:p>
        </text:list-item>
        <text:list-item>
          <text:p text:style-name="P17">Engaged with Marketing and Engineering to translate business needs into product features</text:p>
        </text:list-item>
        <text:list-item>
          <text:p text:style-name="P17">Built relationships with stakeholders outside of the design group to ensure user feedback is applied to the product offerings</text:p>
        </text:list-item>
      </text:list>
      <text:p text:style-name="P1"/>
      <text:p text:style-name="P2">HP</text:p>
      <text:p text:style-name="P5"><text:span text:style-name="T3">User Experience Manager</text:span> | Jun 2008 – Aug 2011</text:p>
      <text:p text:style-name="P5"/>
      <text:list xml:id="list4911103166253939607" text:style-name="L5">
        <text:list-item>
          <text:p text:style-name="P18">Defined and managed overall user experience strategy for enterprise &amp; SMB software applications</text:p>
        </text:list-item>
        <text:list-item>
          <text:p text:style-name="P18">Created user scenarios functional prototypes, wireframes, click-throughs, and mockups</text:p>
        </text:list-item>
        <text:list-item>
          <text:p text:style-name="P18">Initiated and participated in contextual customer research to assist in gathering requirements and use cases</text:p>
        </text:list-item>
        <text:list-item>
          <text:p text:style-name="P18">Led design efforts and managed tactical user interface work for enterprise touchscreen displays</text:p>
        </text:list-item>
        <text:list-item>
          <text:p text:style-name="P18">Effectively managed budgets ranging from $75k - $750k and large-scale projects (5-7 person teams)</text:p>
        </text:list-item>
      </text:list>
      <text:p text:style-name="P10"/>
      <text:p text:style-name="P8"/>
      <text:p text:style-name="P8"><text:soft-page-break/>Personal Development</text:p>
      <text:p text:style-name="P6">Data Engineering w/ SQL and AWS</text:p>
      <text:p text:style-name="P6">University of Texas at Austin Data Analytics Certification</text:p>
      <text:p text:style-name="P6">Makersquare Front-End Development</text:p>
      <text:p text:style-name="P10"/>
      <text:p text:style-name="P8">Education</text:p>
      <text:p text:style-name="P10"><text:span text:style-name="T3">North Carolina State University<text:line-break/></text:span>Bachelor of Graphic Design<text:line-break/>Bachelor of Environmental Design in Architecture</text:p>
      <text:p text:style-name="P1"/>
      <text:p text:style-name="P9"><text:span text:style-name="T3">Patents</text:span><text:span text:style-name="T2"><text:line-break/>Cradle for portable server monitor<text:line-break/></text:span><text:span text:style-name="T1">A physical housing for a digital server offe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24T17:47:41</dc:date>
    <meta:editing-duration>P13DT21H17M1S</meta:editing-duration>
    <meta:editing-cycles>12</meta:editing-cycles>
    <meta:generator>OpenOffice/4.1.15$Unix OpenOffice.org_project/4115m2$Build-9813</meta:generator>
    <dc:creator>James Thompson</dc:creator>
    <meta:document-statistic meta:table-count="1" meta:image-count="0" meta:object-count="0" meta:page-count="3" meta:paragraph-count="66" meta:word-count="699" meta:character-count="4800"/>
  </office:meta>
</office:document-meta>
</file>